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Conventional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Crenarchaeota</text:p>
          </table:table-cell>
          <table:table-cell office:value-type="string" calcext:value-type="string">
            <text:p>Conventional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yxococcota</text:p>
          </table:table-cell>
          <table:table-cell office:value-type="string" calcext:value-type="string">
            <text:p>Conventional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Conventional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Intermediate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Intermediate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Intermediate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Intermediate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Crenarchaeota</text:p>
          </table:table-cell>
          <table:table-cell office:value-type="string" calcext:value-type="string">
            <text:p>Intermediate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Intermediate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Myxococcota</text:p>
          </table:table-cell>
          <table:table-cell office:value-type="string" calcext:value-type="string">
            <text:p>Intermediate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Intermediate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Intermedia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Intermediate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Organic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Crenarchaeota</text:p>
          </table:table-cell>
          <table:table-cell office:value-type="string" calcext:value-type="string">
            <text:p>Organ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yxococcota</text:p>
          </table:table-cell>
          <table:table-cell office:value-type="string" calcext:value-type="string">
            <text:p>Organic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Organic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Conventional</text:p>
          </table:table-cell>
          <table:table-cell office:value-type="float" office:value="6.003" calcext:value-type="float">
            <text:p>6.003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Conventional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TM7</text:p>
          </table:table-cell>
          <table:table-cell office:value-type="string" calcext:value-type="string">
            <text:p>Conventional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Organic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Organic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M7</text:p>
          </table:table-cell>
          <table:table-cell office:value-type="string" calcext:value-type="string">
            <text:p>Organic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Organ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Conven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matimonadota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Orga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Orga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matimonadota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Convention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Convention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Intermedia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Intermedi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matimonadota</text:p>
          </table:table-cell>
          <table:table-cell office:value-type="string" calcext:value-type="string">
            <text:p>Intermedi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Intermedi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Intermedi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Intermedi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Intermedi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Intermedi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Intermedia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Intermedi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Intermedia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Intermedi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Conventional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Conventional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Organic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Organ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Organ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loroflexi</text:p>
          </table:table-cell>
          <table:table-cell office:value-type="string" calcext:value-type="string">
            <text:p>Conventio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Conventional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Convention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Convention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Conven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Convention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Convention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7</text:p>
          </table:table-cell>
          <table:table-cell office:value-type="string" calcext:value-type="string">
            <text:p>Conventional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Conven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matimonadota</text:p>
          </table:table-cell>
          <table:table-cell office:value-type="string" calcext:value-type="string">
            <text:p>Conventional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Conven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Conventional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Proteobacteria</text:p>
          </table:table-cell>
          <table:table-cell office:value-type="string" calcext:value-type="string">
            <text:p>Organi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rmicutes</text:p>
          </table:table-cell>
          <table:table-cell office:value-type="string" calcext:value-type="string">
            <text:p>Organic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ctinobacteria</text:p>
          </table:table-cell>
          <table:table-cell office:value-type="string" calcext:value-type="string">
            <text:p>Organic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cidobacteria</text:p>
          </table:table-cell>
          <table:table-cell office:value-type="string" calcext:value-type="string">
            <text:p>Organi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cteroidetes</text:p>
          </table:table-cell>
          <table:table-cell office:value-type="string" calcext:value-type="string">
            <text:p>Organi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rrucomicrobia</text:p>
          </table:table-cell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7</text:p>
          </table:table-cell>
          <table:table-cell office:value-type="string" calcext:value-type="string">
            <text:p>Organic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mmatimonadetes</text:p>
          </table:table-cell>
          <table:table-cell office:value-type="string" calcext:value-type="string">
            <text:p>Organic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rmatimonadota</text:p>
          </table:table-cell>
          <table:table-cell office:value-type="string" calcext:value-type="string">
            <text:p>Organic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Nitrospirae</text:p>
          </table:table-cell>
          <table:table-cell office:value-type="string" calcext:value-type="string">
            <text:p>Organic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Planctomycetes</text:p>
          </table:table-cell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Organic</text:p>
          </table:table-cell>
          <table:table-cell office:value-type="float" office:value="8.375" calcext:value-type="float">
            <text:p>8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2:35:17.456778019</meta:creation-date>
    <dc:date>2022-07-14T15:09:43.725513547</dc:date>
    <meta:editing-duration>PT6M46S</meta:editing-duration>
    <meta:editing-cycles>1</meta:editing-cycles>
    <meta:document-statistic meta:table-count="1" meta:cell-count="546" meta:object-count="0"/>
    <meta:generator>LibreOffice/6.4.7.2$Linux_X86_64 LibreOffice_project/40$Build-2</meta:generator>
  </office:meta>
</office:document-meta>
</file>